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4"/>
          <table:table-cell office:value-type="string" calcext:value-type="string">
            <text:p>precision for float and double in fstring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i = 3.141500 → Pi = 3.14</text:p>
          </table:table-cell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4"/>
          <table:table-cell office:value-type="string" calcext:value-type="string">
            <text:p>Default values</text:p>
          </table:table-cell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4"/>
          <table:table-cell office:value-type="string" calcext:value-type="string">
            <text:p>FuncObj.params → param_objs</text:p>
          </table:table-cell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remove .name == “Ptr”</text:p>
          </table:table-cell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5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14:41:55.5745491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6-21T15:11:25.013288065</dc:date>
    <meta:editing-duration>P44DT22H4M44S</meta:editing-duration>
    <meta:editing-cycles>38</meta:editing-cycles>
    <meta:generator>LibreOffice/24.2.3.2$Linux_X86_64 LibreOffice_project/420$Build-2</meta:generator>
    <meta:document-statistic meta:table-count="5" meta:cell-count="67" meta:object-count="0"/>
  </office:meta>
</office:document-meta>
</file>